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4.9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9.05pt"/>
    </style:style>
    <style:style style:name="co4" style:family="table-column">
      <style:table-column-properties fo:break-before="auto" style:column-width="64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 style:data-style-name="N122"/>
    <style:style style:name="ce3" style:family="table-cell" style:parent-style-name="Default" style:data-style-name="N11"/>
  </office:automatic-styles>
  <office:body>
    <office:spreadsheet>
      <table:calculation-settings table:automatic-find-labels="false"/>
      <table:table table:name="Data" table:style-name="ta1"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2 people for 10 days</text:p>
          </table:table-cell>
          <table:table-cell table:style-name="ce1" office:value-type="string" calcext:value-type="string">
            <text:p>Food</text:p>
          </table:table-cell>
          <table:table-cell table:style-name="ce1" office:value-type="string" calcext:value-type="string">
            <text:p>H20</text:p>
          </table:table-cell>
          <table:table-cell table:style-name="ce1" office:value-type="string" calcext:value-type="string">
            <text:p>O2</text:p>
          </table:table-cell>
          <table:table-cell table:style-name="ce1" office:value-type="string" calcext:value-type="string">
            <text:p>CO2</text:p>
          </table:table-cell>
          <table:table-cell table:style-name="ce1" office:value-type="string" calcext:value-type="string">
            <text:p>Waste</text:p>
          </table:table-cell>
          <table:table-cell table:style-name="ce1" office:value-type="string" calcext:value-type="string">
            <text:p>Waste H20</text:p>
          </table:table-cell>
          <table:table-cell table:style-name="ce1" office:value-type="string" calcext:value-type="string">
            <text:p>LiOH</text:p>
          </table:table-cell>
          <table:table-cell table:style-name="ce1" office:value-type="string" calcext:value-type="string">
            <text:p>Li2O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fore</text:p>
          </table:table-cell>
          <table:table-cell office:value-type="float" office:value="903" calcext:value-type="float">
            <text:p>903</text:p>
          </table:table-cell>
          <table:table-cell office:value-type="float" office:value="660" calcext:value-type="float">
            <text:p>660</text:p>
          </table:table-cell>
          <table:table-cell office:value-type="float" office:value="72517" calcext:value-type="float">
            <text:p>72517</text:p>
          </table:table-cell>
          <table:table-cell office:value-type="float" office:value="1.91" calcext:value-type="float">
            <text:p>1.91</text:p>
          </table:table-cell>
          <table:table-cell office:value-type="float" office:value="39.61" calcext:value-type="float">
            <text:p>39.61</text:p>
          </table:table-cell>
          <table:table-cell office:value-type="float" office:value="70.53" calcext:value-type="float">
            <text:p>70.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ter</text:p>
          </table:table-cell>
          <table:table-cell office:value-type="float" office:value="786" calcext:value-type="float">
            <text:p>786</text:p>
          </table:table-cell>
          <table:table-cell office:value-type="float" office:value="583" calcext:value-type="float">
            <text:p>583</text:p>
          </table:table-cell>
          <table:table-cell office:value-type="float" office:value="60681" calcext:value-type="float">
            <text:p>60681</text:p>
          </table:table-cell>
          <table:table-cell office:value-type="float" office:value="10232" calcext:value-type="float">
            <text:p>10232</text:p>
          </table:table-cell>
          <table:table-cell office:value-type="float" office:value="50.25" calcext:value-type="float">
            <text:p>50.25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 Person-Day</text:p>
          </table:table-cell>
          <table:table-cell table:formula="of:=([.B3]-[.B2])/(10*2)" office:value-type="float" office:value="-5.85" calcext:value-type="float">
            <text:p>-5.85</text:p>
          </table:table-cell>
          <table:table-cell table:formula="of:=([.C3]-[.C2])/(10*2)" office:value-type="float" office:value="-3.85" calcext:value-type="float">
            <text:p>-3.85</text:p>
          </table:table-cell>
          <table:table-cell table:formula="of:=([.D3]-[.D2])/(10*2)" office:value-type="float" office:value="-591.8" calcext:value-type="float">
            <text:p>-591.8</text:p>
          </table:table-cell>
          <table:table-cell table:formula="of:=([.E3]-[.E2])/(10*2)" office:value-type="float" office:value="511.5045" calcext:value-type="float">
            <text:p>511.5045</text:p>
          </table:table-cell>
          <table:table-cell table:formula="of:=([.F3]-[.F2])/(10*2)" office:value-type="float" office:value="0.532" calcext:value-type="float">
            <text:p>0.532</text:p>
          </table:table-cell>
          <table:table-cell table:formula="of:=([.G3]-[.G2])/(10*2)" office:value-type="float" office:value="4.9235" calcext:value-type="float">
            <text:p>4.92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er Secon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2 Scrubber (LiOH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8" calcext:value-type="float">
            <text:p>-0.018</text:p>
          </table:table-cell>
          <table:table-cell office:value-type="float" office:value="0.000077" calcext:value-type="float">
            <text:p>7.7E-05</text:p>
          </table:table-cell>
          <table:table-cell office:value-type="float" office:value="0.01" calcext:value-type="float">
            <text:p>0.01</text:p>
          </table:table-cell>
          <table:table-cell office:value-type="float" office:value="-0.000026" calcext:value-type="float">
            <text:p>-2.6E-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2 Scrubber (Li2O2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18" calcext:value-type="float">
            <text:p>-0.018</text:p>
          </table:table-cell>
          <table:table-cell office:value-type="float" office:value="0.000077" calcext:value-type="float">
            <text:p>7.7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016" calcext:value-type="float">
            <text:p>-1.6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20 Purifier (2-person)</text:p>
          </table:table-cell>
          <table:table-cell office:value-type="float" office:value="0" calcext:value-type="float">
            <text:p>0</text:p>
          </table:table-cell>
          <table:table-cell office:value-type="float" office:value="0.000077" calcext:value-type="float">
            <text:p>7.7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7" calcext:value-type="float">
            <text:p>7E-06</text:p>
          </table:table-cell>
          <table:table-cell office:value-type="float" office:value="-0.000081" calcext:value-type="float">
            <text:p>-8.1E-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er Day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2 Scrubber (LiOH)</text:p>
          </table:table-cell>
          <table:table-cell table:formula="of:=[.B7]*24*60*60" office:value-type="float" office:value="0" calcext:value-type="float">
            <text:p>0</text:p>
          </table:table-cell>
          <table:table-cell table:formula="of:=[.C7]*24*60*60" office:value-type="float" office:value="0" calcext:value-type="float">
            <text:p>0</text:p>
          </table:table-cell>
          <table:table-cell table:formula="of:=[.D7]*24*60*60" office:value-type="float" office:value="0" calcext:value-type="float">
            <text:p>0</text:p>
          </table:table-cell>
          <table:table-cell table:formula="of:=[.E7]*24*60*60" office:value-type="float" office:value="-1555.2" calcext:value-type="float">
            <text:p>-1555.2</text:p>
          </table:table-cell>
          <table:table-cell table:formula="of:=[.F7]*24*60*60" office:value-type="float" office:value="6.6528" calcext:value-type="float">
            <text:p>6.6528</text:p>
          </table:table-cell>
          <table:table-cell table:formula="of:=[.G7]*24*60*60" office:value-type="float" office:value="864" calcext:value-type="float">
            <text:p>864</text:p>
          </table:table-cell>
          <table:table-cell table:formula="of:=[.H7]*24*60*60" office:value-type="float" office:value="-2.2464" calcext:value-type="float">
            <text:p>-2.2464</text:p>
          </table:table-cell>
          <table:table-cell table:formula="of:=[.I7]*24*60*6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2 Scrubber (Li2O2)</text:p>
          </table:table-cell>
          <table:table-cell table:formula="of:=[.B8]*24*60*60" office:value-type="float" office:value="0" calcext:value-type="float">
            <text:p>0</text:p>
          </table:table-cell>
          <table:table-cell table:formula="of:=[.C8]*24*60*60" office:value-type="float" office:value="0" calcext:value-type="float">
            <text:p>0</text:p>
          </table:table-cell>
          <table:table-cell table:formula="of:=[.D8]*24*60*60" office:value-type="float" office:value="777.6" calcext:value-type="float">
            <text:p>777.6</text:p>
          </table:table-cell>
          <table:table-cell table:formula="of:=[.E8]*24*60*60" office:value-type="float" office:value="-1555.2" calcext:value-type="float">
            <text:p>-1555.2</text:p>
          </table:table-cell>
          <table:table-cell table:formula="of:=[.F8]*24*60*60" office:value-type="float" office:value="6.6528" calcext:value-type="float">
            <text:p>6.6528</text:p>
          </table:table-cell>
          <table:table-cell table:formula="of:=[.G8]*24*60*60" office:value-type="float" office:value="0" calcext:value-type="float">
            <text:p>0</text:p>
          </table:table-cell>
          <table:table-cell table:formula="of:=[.H8]*24*60*60" office:value-type="float" office:value="0" calcext:value-type="float">
            <text:p>0</text:p>
          </table:table-cell>
          <table:table-cell table:formula="of:=[.I8]*24*60*60" office:value-type="float" office:value="-1.3824" calcext:value-type="float">
            <text:p>-1.38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2 Scrubber (Li2O2 2.5m)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15162-7583)/10" office:value-type="float" office:value="757.9" calcext:value-type="float">
            <text:p>757.9</text:p>
          </table:table-cell>
          <table:table-cell table:formula="of:=(369453-384723)/10" office:value-type="float" office:value="-1527" calcext:value-type="float">
            <text:p>-1527</text:p>
          </table:table-cell>
          <table:table-cell table:formula="of:=(133-66.72)/10" office:value-type="float" office:value="6.628" calcext:value-type="float">
            <text:p>6.62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283-297)/10" office:value-type="float" office:value="-1.4" calcext:value-type="float">
            <text:p>-1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20 Purifier (2-person)</text:p>
          </table:table-cell>
          <table:table-cell table:formula="of:=[.B9]*24*60*60" office:value-type="float" office:value="0" calcext:value-type="float">
            <text:p>0</text:p>
          </table:table-cell>
          <table:table-cell table:formula="of:=[.C9]*24*60*60" office:value-type="float" office:value="6.6528" calcext:value-type="float">
            <text:p>6.6528</text:p>
          </table:table-cell>
          <table:table-cell table:formula="of:=[.D9]*24*60*60" office:value-type="float" office:value="0" calcext:value-type="float">
            <text:p>0</text:p>
          </table:table-cell>
          <table:table-cell table:formula="of:=[.E9]*24*60*60" office:value-type="float" office:value="0" calcext:value-type="float">
            <text:p>0</text:p>
          </table:table-cell>
          <table:table-cell table:formula="of:=[.F9]*24*60*60" office:value-type="float" office:value="0.6048" calcext:value-type="float">
            <text:p>0.6048</text:p>
          </table:table-cell>
          <table:table-cell table:formula="of:=[.G9]*24*60*60" office:value-type="float" office:value="-6.9984" calcext:value-type="float">
            <text:p>-6.9984</text:p>
          </table:table-cell>
          <table:table-cell table:formula="of:=[.H9]*24*60*60" office:value-type="float" office:value="0" calcext:value-type="float">
            <text:p>0</text:p>
          </table:table-cell>
          <table:table-cell table:formula="of:=[.I9]*24*60*6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ass per unit</text:p>
          </table:table-cell>
          <table:table-cell table:style-name="ce1" office:value-type="string" calcext:value-type="string">
            <text:p>Food</text:p>
          </table:table-cell>
          <table:table-cell table:style-name="ce1" office:value-type="string" calcext:value-type="string">
            <text:p>H20</text:p>
          </table:table-cell>
          <table:table-cell table:style-name="ce1" office:value-type="string" calcext:value-type="string">
            <text:p>O2</text:p>
          </table:table-cell>
          <table:table-cell table:style-name="ce1" office:value-type="string" calcext:value-type="string">
            <text:p>CO2</text:p>
          </table:table-cell>
          <table:table-cell table:style-name="ce1" office:value-type="string" calcext:value-type="string">
            <text:p>Waste</text:p>
          </table:table-cell>
          <table:table-cell table:style-name="ce1" office:value-type="string" calcext:value-type="string">
            <text:p>Waste H20</text:p>
          </table:table-cell>
          <table:table-cell table:style-name="ce1" office:value-type="string" calcext:value-type="string">
            <text:p>LiOH</text:p>
          </table:table-cell>
          <table:table-cell table:style-name="ce1" office:value-type="string" calcext:value-type="string">
            <text:p>Li2O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s</text:p>
          </table:table-cell>
          <table:table-cell table:number-columns-repeated="2" office:value-type="float" office:value="675.4424" calcext:value-type="float">
            <text:p>675.4424</text:p>
          </table:table-cell>
          <table:table-cell office:value-type="float" office:value="149363.755591455" calcext:value-type="float">
            <text:p>149363.755591455</text:p>
          </table:table-cell>
          <table:table-cell office:value-type="float" office:value="321657.346007422" calcext:value-type="float">
            <text:p>321657.346007422</text:p>
          </table:table-cell>
          <table:table-cell table:number-columns-repeated="4" office:value-type="float" office:value="675.4424" calcext:value-type="float">
            <text:p>675.44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s (kg)</text:p>
          </table:table-cell>
          <table:table-cell table:formula="of:=213.4-23.56" office:value-type="float" office:value="189.84" calcext:value-type="float">
            <text:p>189.84</text:p>
          </table:table-cell>
          <table:table-cell table:formula="of:=699-23.56" office:value-type="float" office:value="675.44" calcext:value-type="float">
            <text:p>675.44</text:p>
          </table:table-cell>
          <table:table-cell table:formula="of:=234.2-23.56" office:value-type="float" office:value="210.64" calcext:value-type="float">
            <text:p>210.64</text:p>
          </table:table-cell>
          <table:table-cell table:formula="of:=651.1-23.56" office:value-type="float" office:value="627.54" calcext:value-type="float">
            <text:p>627.54</text:p>
          </table:table-cell>
          <table:table-cell table:formula="of:=530.1-23.56" office:value-type="float" office:value="506.54" calcext:value-type="float">
            <text:p>506.54</text:p>
          </table:table-cell>
          <table:table-cell table:formula="of:=702.4-23.56" office:value-type="float" office:value="678.84" calcext:value-type="float">
            <text:p>678.84</text:p>
          </table:table-cell>
          <table:table-cell table:formula="of:=1077-23.56" office:value-type="float" office:value="1053.44" calcext:value-type="float">
            <text:p>1053.44</text:p>
          </table:table-cell>
          <table:table-cell table:formula="of:=1651-23.56" office:value-type="float" office:value="1627.44" calcext:value-type="float">
            <text:p>1627.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g/U</text:p>
          </table:table-cell>
          <table:table-cell table:style-name="ce2" table:formula="of:=[.B19]/[.B18]" office:value-type="float" office:value="0.28106023548418" calcext:value-type="float">
            <text:p>0.281</text:p>
          </table:table-cell>
          <table:table-cell table:style-name="ce2" table:formula="of:=[.C19]/[.C18]" office:value-type="float" office:value="0.999996446773256" calcext:value-type="float">
            <text:p>1.000</text:p>
          </table:table-cell>
          <table:table-cell table:style-name="ce2" table:formula="of:=[.D19]/[.D18]" office:value-type="float" office:value="0.00141024841780324" calcext:value-type="float">
            <text:p>0.001</text:p>
          </table:table-cell>
          <table:table-cell table:style-name="ce2" table:formula="of:=[.E19]/[.E18]" office:value-type="float" office:value="0.00195095808564409" calcext:value-type="float">
            <text:p>0.002</text:p>
          </table:table-cell>
          <table:table-cell table:style-name="ce2" table:formula="of:=[.F19]/[.F18]" office:value-type="float" office:value="0.749938114634201" calcext:value-type="float">
            <text:p>0.750</text:p>
          </table:table-cell>
          <table:table-cell table:style-name="ce2" table:formula="of:=[.G19]/[.G18]" office:value-type="float" office:value="1.00503018466119" calcext:value-type="float">
            <text:p>1.005</text:p>
          </table:table-cell>
          <table:table-cell table:style-name="ce2" table:formula="of:=[.H19]/[.H18]" office:value-type="float" office:value="1.55962965902052" calcext:value-type="float">
            <text:p>1.560</text:p>
          </table:table-cell>
          <table:table-cell table:style-name="ce2" table:formula="of:=[.I19]/[.I18]" office:value-type="float" office:value="2.40944305539599" calcext:value-type="float">
            <text:p>2.409</text:p>
          </table:table-cell>
          <table:table-cell table:number-columns-repeated="3"/>
        </table:table-row>
        <table:table-row table:style-name="ro1" table:number-rows-repeated="20">
          <table:table-cell table:number-columns-repeated="12"/>
        </table:table-row>
        <table:table-row table:style-name="ro1">
          <table:table-cell table:number-columns-repeated="11"/>
          <table:table-cell table:formula="of:=45 * 60 * 2" office:value-type="float" office:value="5400" calcext:value-type="float">
            <text:p>5400</text:p>
          </table:table-cell>
        </table:table-row>
      </table:table>
      <table:table table:name="Plan" table:style-name="ta1">
        <table:table-column table:style-name="co3" table:default-cell-style-name="Default"/>
        <table:table-column table:style-name="co2" table:number-columns-repeated="2" table:default-cell-style-name="Default"/>
        <table:table-column table:style-name="co4" table:number-columns-repeated="8" table:default-cell-style-name="ce2"/>
        <table:table-row table:style-name="ro1">
          <table:table-cell office:value-type="string" calcext:value-type="string">
            <text:p>Per Day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ficiency</text:p>
          </table:table-cell>
          <table:table-cell table:style-name="ce1" office:value-type="string" calcext:value-type="string">
            <text:p>Food</text:p>
          </table:table-cell>
          <table:table-cell table:style-name="ce1" office:value-type="string" calcext:value-type="string">
            <text:p>H20</text:p>
          </table:table-cell>
          <table:table-cell table:style-name="ce1" office:value-type="string" calcext:value-type="string">
            <text:p>O2</text:p>
          </table:table-cell>
          <table:table-cell table:style-name="ce1" office:value-type="string" calcext:value-type="string">
            <text:p>CO2</text:p>
          </table:table-cell>
          <table:table-cell table:style-name="ce1" office:value-type="string" calcext:value-type="string">
            <text:p>Waste</text:p>
          </table:table-cell>
          <table:table-cell table:style-name="ce1" office:value-type="string" calcext:value-type="string">
            <text:p>Waste H20</text:p>
          </table:table-cell>
          <table:table-cell table:style-name="ce1" office:value-type="string" calcext:value-type="string">
            <text:p>LiOH</text:p>
          </table:table-cell>
          <table:table-cell table:style-name="ce1" office:value-type="string" calcext:value-type="string">
            <text:p>Li2O2</text:p>
          </table:table-cell>
        </table:table-row>
        <table:table-row table:style-name="ro1">
          <table:table-cell office:value-type="string" calcext:value-type="string">
            <text:p>Person</text:p>
          </table:table-cell>
          <table:table-cell office:value-type="float" office:value="5" calcext:value-type="float">
            <text:p>5</text:p>
          </table:table-cell>
          <table:table-cell table:style-name="ce3" office:value-type="percentage" office:value="1" calcext:value-type="percentage">
            <text:p>100.00%</text:p>
          </table:table-cell>
          <table:table-cell table:formula="of:=[.$B$2]*[Data.B4]" office:value-type="float" office:value="-29.25" calcext:value-type="float">
            <text:p>-29.250</text:p>
          </table:table-cell>
          <table:table-cell table:formula="of:=[.$B$2]*[Data.C4]" office:value-type="float" office:value="-19.25" calcext:value-type="float">
            <text:p>-19.250</text:p>
          </table:table-cell>
          <table:table-cell table:formula="of:=[.$B$2]*[Data.D4]" office:value-type="float" office:value="-2959" calcext:value-type="float">
            <text:p>-2959.000</text:p>
          </table:table-cell>
          <table:table-cell table:formula="of:=[.$B$2]*[Data.E4]" office:value-type="float" office:value="2557.5225" calcext:value-type="float">
            <text:p>2557.523</text:p>
          </table:table-cell>
          <table:table-cell table:formula="of:=[.$B$2]*[Data.F4]" office:value-type="float" office:value="2.66" calcext:value-type="float">
            <text:p>2.660</text:p>
          </table:table-cell>
          <table:table-cell table:formula="of:=[.$B$2]*[Data.G4]" office:value-type="float" office:value="24.6175" calcext:value-type="float">
            <text:p>24.618</text:p>
          </table:table-cell>
          <table:table-cell table:formula="of:=[.$B$2]*[Data.H4]" office:value-type="float" office:value="0" calcext:value-type="float">
            <text:p>0.000</text:p>
          </table:table-cell>
          <table:table-cell table:formula="of:=[.$B$2]*[Data.I4]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CO2 Scrubber (LiOH)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formula="of:=[.$B$3] * [Data.B12]" office:value-type="float" office:value="0" calcext:value-type="float">
            <text:p>0.000</text:p>
          </table:table-cell>
          <table:table-cell table:formula="of:=[.$B$3] * [Data.C12]" office:value-type="float" office:value="0" calcext:value-type="float">
            <text:p>0.000</text:p>
          </table:table-cell>
          <table:table-cell table:formula="of:=[.$B$3] * [Data.D12]" office:value-type="float" office:value="0" calcext:value-type="float">
            <text:p>0.000</text:p>
          </table:table-cell>
          <table:table-cell table:formula="of:=[.$B$3] * [Data.E12]" office:value-type="float" office:value="-0" calcext:value-type="float">
            <text:p>0.000</text:p>
          </table:table-cell>
          <table:table-cell table:formula="of:=[.$B$3] * [Data.F12]" office:value-type="float" office:value="0" calcext:value-type="float">
            <text:p>0.000</text:p>
          </table:table-cell>
          <table:table-cell table:formula="of:=[.$B$3] * [Data.G12]" office:value-type="float" office:value="0" calcext:value-type="float">
            <text:p>0.000</text:p>
          </table:table-cell>
          <table:table-cell table:formula="of:=[.$B$3] * [Data.H12]" office:value-type="float" office:value="-0" calcext:value-type="float">
            <text:p>0.000</text:p>
          </table:table-cell>
          <table:table-cell table:formula="of:=[.$B$3] * [Data.I12]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CO2 Scrubber (Li2O2)</text:p>
          </table:table-cell>
          <table:table-cell office:value-type="float" office:value="2" calcext:value-type="float">
            <text:p>2</text:p>
          </table:table-cell>
          <table:table-cell table:style-name="ce3" table:formula="of:=MIN(-[.$B4] * [Data.E13]; [.G$2]) / (-[.$B4] * [Data.E13])" office:value-type="percentage" office:value="0.822248746141975" calcext:value-type="percentage">
            <text:p>82.22%</text:p>
          </table:table-cell>
          <table:table-cell table:formula="of:=[.$B4] * [Data.B13] * [.$C4]" office:value-type="float" office:value="0" calcext:value-type="float">
            <text:p>0.000</text:p>
          </table:table-cell>
          <table:table-cell table:formula="of:=[.$B4] * [Data.C13] * [.$C4]" office:value-type="float" office:value="0" calcext:value-type="float">
            <text:p>0.000</text:p>
          </table:table-cell>
          <table:table-cell table:formula="of:=[.$B4] * [Data.D13] * [.$C4]" office:value-type="float" office:value="1278.76125" calcext:value-type="float">
            <text:p>1278.761</text:p>
          </table:table-cell>
          <table:table-cell table:formula="of:=[.$B4] * [Data.E13] * [.$C4]" office:value-type="float" office:value="-2557.5225" calcext:value-type="float">
            <text:p>-2557.523</text:p>
          </table:table-cell>
          <table:table-cell table:formula="of:=[.$B4] * [Data.F13] * [.$C4]" office:value-type="float" office:value="10.9405129166667" calcext:value-type="float">
            <text:p>10.941</text:p>
          </table:table-cell>
          <table:table-cell table:formula="of:=[.$B4] * [Data.G13] * [.$C4]" office:value-type="float" office:value="0" calcext:value-type="float">
            <text:p>0.000</text:p>
          </table:table-cell>
          <table:table-cell table:formula="of:=[.$B4] * [Data.H13] * [.$C4]" office:value-type="float" office:value="0" calcext:value-type="float">
            <text:p>0.000</text:p>
          </table:table-cell>
          <table:table-cell table:formula="of:=[.$B4] * [Data.I13] * [.$C4]" office:value-type="float" office:value="-2.27335333333333" calcext:value-type="float">
            <text:p>-2.273</text:p>
          </table:table-cell>
        </table:table-row>
        <table:table-row table:style-name="ro1">
          <table:table-cell office:value-type="string" calcext:value-type="string">
            <text:p>H20 Purifier (2-person)</text:p>
          </table:table-cell>
          <table:table-cell office:value-type="float" office:value="3" calcext:value-type="float">
            <text:p>3</text:p>
          </table:table-cell>
          <table:table-cell table:style-name="ce3" table:formula="of:=MIN(MIN([.$B$5] * [Data.C15]; -[.E2]) / ([.$B$5] * [Data.C15]); MIN(-[.$B$5] * [Data.G15]; [.I2]) / (-[.$B$5] * [Data.G15]))" office:value-type="percentage" office:value="0.964506172839506" calcext:value-type="percentage">
            <text:p>96.45%</text:p>
          </table:table-cell>
          <table:table-cell table:formula="of:=[.$B$5] * [Data.B15] * [.$C$5]" office:value-type="float" office:value="0" calcext:value-type="float">
            <text:p>0.000</text:p>
          </table:table-cell>
          <table:table-cell table:formula="of:=[.$B$5] * [Data.C15] * [.$C$5]" office:value-type="float" office:value="19.25" calcext:value-type="float">
            <text:p>19.250</text:p>
          </table:table-cell>
          <table:table-cell table:formula="of:=[.$B$5] * [Data.D15] * [.$C$5]" office:value-type="float" office:value="0" calcext:value-type="float">
            <text:p>0.000</text:p>
          </table:table-cell>
          <table:table-cell table:formula="of:=[.$B$5] * [Data.E15] * [.$C$5]" office:value-type="float" office:value="0" calcext:value-type="float">
            <text:p>0.000</text:p>
          </table:table-cell>
          <table:table-cell table:formula="of:=[.$B$5] * [Data.F15] * [.$C$5]" office:value-type="float" office:value="1.75" calcext:value-type="float">
            <text:p>1.750</text:p>
          </table:table-cell>
          <table:table-cell table:formula="of:=[.$B$5] * [Data.G15] * [.$C$5]" office:value-type="float" office:value="-20.25" calcext:value-type="float">
            <text:p>-20.250</text:p>
          </table:table-cell>
          <table:table-cell table:formula="of:=[.$B$5] * [Data.H15] * [.$C$5]" office:value-type="float" office:value="0" calcext:value-type="float">
            <text:p>0.000</text:p>
          </table:table-cell>
          <table:table-cell table:formula="of:=[.$B$5] * [Data.I15] * [.$C$5]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formula="of:=SUM([.D2:.D5])" office:value-type="float" office:value="-29.25" calcext:value-type="float">
            <text:p>-29.250</text:p>
          </table:table-cell>
          <table:table-cell table:formula="of:=SUM([.E2:.E5])" office:value-type="float" office:value="0" calcext:value-type="float">
            <text:p>0.000</text:p>
          </table:table-cell>
          <table:table-cell table:formula="of:=SUM([.F2:.F5])" office:value-type="float" office:value="-1680.23875" calcext:value-type="float">
            <text:p>-1680.239</text:p>
          </table:table-cell>
          <table:table-cell table:formula="of:=SUM([.G2:.G5])" office:value-type="float" office:value="0" calcext:value-type="float">
            <text:p>0.000</text:p>
          </table:table-cell>
          <table:table-cell table:formula="of:=SUM([.H2:.H5])" office:value-type="float" office:value="15.3505129166667" calcext:value-type="float">
            <text:p>15.351</text:p>
          </table:table-cell>
          <table:table-cell table:formula="of:=SUM([.I2:.I5])" office:value-type="float" office:value="4.3675" calcext:value-type="float">
            <text:p>4.368</text:p>
          </table:table-cell>
          <table:table-cell table:formula="of:=SUM([.J2:.J5])" office:value-type="float" office:value="0" calcext:value-type="float">
            <text:p>0.000</text:p>
          </table:table-cell>
          <table:table-cell table:formula="of:=SUM([.K2:.K5])" office:value-type="float" office:value="-2.27335333333333" calcext:value-type="float">
            <text:p>-2.273</text:p>
          </table:table-cell>
        </table:table-row>
        <table:table-row table:style-name="ro1">
          <table:table-cell office:value-type="string" calcext:value-type="string">
            <text:p>Input Mass (kg)</text:p>
          </table:table-cell>
          <table:table-cell table:number-columns-repeated="2"/>
          <table:table-cell table:formula="of:=IF([.D6]&lt;0;-[.D6]*[Data.B20];0)" office:value-type="float" office:value="8.22101188791228" calcext:value-type="float">
            <text:p>8.221</text:p>
          </table:table-cell>
          <table:table-cell table:formula="of:=IF([.E6]&lt;0;-[.E6]*[Data.C20];0)" office:value-type="float" office:value="0" calcext:value-type="float">
            <text:p>0.000</text:p>
          </table:table-cell>
          <table:table-cell table:formula="of:=IF([.F6]&lt;0;-[.F6]*[Data.D20];0)" office:value-type="float" office:value="2.3695540387192" calcext:value-type="float">
            <text:p>2.370</text:p>
          </table:table-cell>
          <table:table-cell table:formula="of:=IF([.G6]&lt;0;-[.G6]*[Data.E20];0)" office:value-type="float" office:value="0" calcext:value-type="float">
            <text:p>0.000</text:p>
          </table:table-cell>
          <table:table-cell table:formula="of:=IF([.H6]&lt;0;-[.H6]*[Data.F20];0)" office:value-type="float" office:value="0" calcext:value-type="float">
            <text:p>0.000</text:p>
          </table:table-cell>
          <table:table-cell table:formula="of:=IF([.I6]&lt;0;-[.I6]*[Data.G20];0)" office:value-type="float" office:value="0" calcext:value-type="float">
            <text:p>0.000</text:p>
          </table:table-cell>
          <table:table-cell table:formula="of:=IF([.J6]&lt;0;-[.J6]*[Data.H20];0)" office:value-type="float" office:value="0" calcext:value-type="float">
            <text:p>0.000</text:p>
          </table:table-cell>
          <table:table-cell table:formula="of:=IF([.K6]&lt;0;-[.K6]*[Data.I20];0)" office:value-type="float" office:value="5.47751540146133" calcext:value-type="float">
            <text:p>5.478</text:p>
          </table:table-cell>
        </table:table-row>
        <table:table-row table:style-name="ro1">
          <table:table-cell office:value-type="string" calcext:value-type="string">
            <text:p>Total Input Mass (kg)</text:p>
          </table:table-cell>
          <table:table-cell table:formula="of:=SUM([.D7:.K7])" office:value-type="float" office:value="16.0680813280928" calcext:value-type="float">
            <text:p>16.0680813280928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Per Year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fficiency</text:p>
          </table:table-cell>
          <table:table-cell table:style-name="ce1" office:value-type="string" calcext:value-type="string">
            <text:p>Food</text:p>
          </table:table-cell>
          <table:table-cell table:style-name="ce1" office:value-type="string" calcext:value-type="string">
            <text:p>H20</text:p>
          </table:table-cell>
          <table:table-cell table:style-name="ce1" office:value-type="string" calcext:value-type="string">
            <text:p>O2</text:p>
          </table:table-cell>
          <table:table-cell table:style-name="ce1" office:value-type="string" calcext:value-type="string">
            <text:p>CO2</text:p>
          </table:table-cell>
          <table:table-cell table:style-name="ce1" office:value-type="string" calcext:value-type="string">
            <text:p>Waste</text:p>
          </table:table-cell>
          <table:table-cell table:style-name="ce1" office:value-type="string" calcext:value-type="string">
            <text:p>Waste H20</text:p>
          </table:table-cell>
          <table:table-cell table:style-name="ce1" office:value-type="string" calcext:value-type="string">
            <text:p>LiOH</text:p>
          </table:table-cell>
          <table:table-cell table:style-name="ce1" office:value-type="string" calcext:value-type="string">
            <text:p>Li2O2</text:p>
          </table:table-cell>
        </table:table-row>
        <table:table-row table:style-name="ro1">
          <table:table-cell office:value-type="string" calcext:value-type="string">
            <text:p>Person</text:p>
          </table:table-cell>
          <table:table-cell office:value-type="float" office:value="5" calcext:value-type="float">
            <text:p>5</text:p>
          </table:table-cell>
          <table:table-cell table:style-name="ce3" office:value-type="percentage" office:value="1" calcext:value-type="percentage">
            <text:p>100.00%</text:p>
          </table:table-cell>
          <table:table-cell table:formula="of:=[.D2]*365" office:value-type="float" office:value="-10676.25" calcext:value-type="float">
            <text:p>-10676.250</text:p>
          </table:table-cell>
          <table:table-cell table:formula="of:=[.E2]*365" office:value-type="float" office:value="-7026.25" calcext:value-type="float">
            <text:p>-7026.250</text:p>
          </table:table-cell>
          <table:table-cell table:formula="of:=[.F2]*365" office:value-type="float" office:value="-1080035" calcext:value-type="float">
            <text:p>-1080035.000</text:p>
          </table:table-cell>
          <table:table-cell table:formula="of:=[.G2]*365" office:value-type="float" office:value="933495.7125" calcext:value-type="float">
            <text:p>933495.713</text:p>
          </table:table-cell>
          <table:table-cell table:formula="of:=[.H2]*365" office:value-type="float" office:value="970.9" calcext:value-type="float">
            <text:p>970.900</text:p>
          </table:table-cell>
          <table:table-cell table:formula="of:=[.I2]*365" office:value-type="float" office:value="8985.3875" calcext:value-type="float">
            <text:p>8985.388</text:p>
          </table:table-cell>
          <table:table-cell table:formula="of:=[.J2]*365" office:value-type="float" office:value="0" calcext:value-type="float">
            <text:p>0.000</text:p>
          </table:table-cell>
          <table:table-cell table:formula="of:=[.K2]*365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CO2 Scrubber (LiOH)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formula="of:=[.D3]*365" office:value-type="float" office:value="0" calcext:value-type="float">
            <text:p>0.000</text:p>
          </table:table-cell>
          <table:table-cell table:formula="of:=[.E3]*365" office:value-type="float" office:value="0" calcext:value-type="float">
            <text:p>0.000</text:p>
          </table:table-cell>
          <table:table-cell table:formula="of:=[.F3]*365" office:value-type="float" office:value="0" calcext:value-type="float">
            <text:p>0.000</text:p>
          </table:table-cell>
          <table:table-cell table:formula="of:=[.G3]*365" office:value-type="float" office:value="-0" calcext:value-type="float">
            <text:p>0.000</text:p>
          </table:table-cell>
          <table:table-cell table:formula="of:=[.H3]*365" office:value-type="float" office:value="0" calcext:value-type="float">
            <text:p>0.000</text:p>
          </table:table-cell>
          <table:table-cell table:formula="of:=[.I3]*365" office:value-type="float" office:value="0" calcext:value-type="float">
            <text:p>0.000</text:p>
          </table:table-cell>
          <table:table-cell table:formula="of:=[.J3]*365" office:value-type="float" office:value="-0" calcext:value-type="float">
            <text:p>0.000</text:p>
          </table:table-cell>
          <table:table-cell table:formula="of:=[.K3]*365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CO2 Scrubber (Li2O2)</text:p>
          </table:table-cell>
          <table:table-cell office:value-type="float" office:value="2" calcext:value-type="float">
            <text:p>2</text:p>
          </table:table-cell>
          <table:table-cell table:style-name="ce3" table:formula="of:=[.C4]" office:value-type="percentage" office:value="0.822248746141975" calcext:value-type="percentage">
            <text:p>82.22%</text:p>
          </table:table-cell>
          <table:table-cell table:formula="of:=[.D4]*365" office:value-type="float" office:value="0" calcext:value-type="float">
            <text:p>0.000</text:p>
          </table:table-cell>
          <table:table-cell table:formula="of:=[.E4]*365" office:value-type="float" office:value="0" calcext:value-type="float">
            <text:p>0.000</text:p>
          </table:table-cell>
          <table:table-cell table:formula="of:=[.F4]*365" office:value-type="float" office:value="466747.85625" calcext:value-type="float">
            <text:p>466747.856</text:p>
          </table:table-cell>
          <table:table-cell table:formula="of:=[.G4]*365" office:value-type="float" office:value="-933495.7125" calcext:value-type="float">
            <text:p>-933495.713</text:p>
          </table:table-cell>
          <table:table-cell table:formula="of:=[.H4]*365" office:value-type="float" office:value="3993.28721458333" calcext:value-type="float">
            <text:p>3993.287</text:p>
          </table:table-cell>
          <table:table-cell table:formula="of:=[.I4]*365" office:value-type="float" office:value="0" calcext:value-type="float">
            <text:p>0.000</text:p>
          </table:table-cell>
          <table:table-cell table:formula="of:=[.J4]*365" office:value-type="float" office:value="0" calcext:value-type="float">
            <text:p>0.000</text:p>
          </table:table-cell>
          <table:table-cell table:formula="of:=[.K4]*365" office:value-type="float" office:value="-829.773966666667" calcext:value-type="float">
            <text:p>-829.774</text:p>
          </table:table-cell>
        </table:table-row>
        <table:table-row table:style-name="ro1">
          <table:table-cell office:value-type="string" calcext:value-type="string">
            <text:p>H20 Purifier (2-person)</text:p>
          </table:table-cell>
          <table:table-cell office:value-type="float" office:value="3" calcext:value-type="float">
            <text:p>3</text:p>
          </table:table-cell>
          <table:table-cell table:style-name="ce3" table:formula="of:=[.C5]" office:value-type="percentage" office:value="0.964506172839506" calcext:value-type="percentage">
            <text:p>96.45%</text:p>
          </table:table-cell>
          <table:table-cell table:formula="of:=[.D5]*365" office:value-type="float" office:value="0" calcext:value-type="float">
            <text:p>0.000</text:p>
          </table:table-cell>
          <table:table-cell table:formula="of:=[.E5]*365" office:value-type="float" office:value="7026.25" calcext:value-type="float">
            <text:p>7026.250</text:p>
          </table:table-cell>
          <table:table-cell table:formula="of:=[.F5]*365" office:value-type="float" office:value="0" calcext:value-type="float">
            <text:p>0.000</text:p>
          </table:table-cell>
          <table:table-cell table:formula="of:=[.G5]*365" office:value-type="float" office:value="0" calcext:value-type="float">
            <text:p>0.000</text:p>
          </table:table-cell>
          <table:table-cell table:formula="of:=[.H5]*365" office:value-type="float" office:value="638.75" calcext:value-type="float">
            <text:p>638.750</text:p>
          </table:table-cell>
          <table:table-cell table:formula="of:=[.I5]*365" office:value-type="float" office:value="-7391.25" calcext:value-type="float">
            <text:p>-7391.250</text:p>
          </table:table-cell>
          <table:table-cell table:formula="of:=[.J5]*365" office:value-type="float" office:value="0" calcext:value-type="float">
            <text:p>0.000</text:p>
          </table:table-cell>
          <table:table-cell table:formula="of:=[.K5]*365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formula="of:=[.D6]*365" office:value-type="float" office:value="-10676.25" calcext:value-type="float">
            <text:p>-10676.250</text:p>
          </table:table-cell>
          <table:table-cell table:formula="of:=[.E6]*365" office:value-type="float" office:value="0" calcext:value-type="float">
            <text:p>0.000</text:p>
          </table:table-cell>
          <table:table-cell table:formula="of:=[.F6]*365" office:value-type="float" office:value="-613287.14375" calcext:value-type="float">
            <text:p>-613287.144</text:p>
          </table:table-cell>
          <table:table-cell table:formula="of:=[.G6]*365" office:value-type="float" office:value="0" calcext:value-type="float">
            <text:p>0.000</text:p>
          </table:table-cell>
          <table:table-cell table:formula="of:=[.H6]*365" office:value-type="float" office:value="5602.93721458333" calcext:value-type="float">
            <text:p>5602.937</text:p>
          </table:table-cell>
          <table:table-cell table:formula="of:=[.I6]*365" office:value-type="float" office:value="1594.1375" calcext:value-type="float">
            <text:p>1594.138</text:p>
          </table:table-cell>
          <table:table-cell table:formula="of:=[.J6]*365" office:value-type="float" office:value="0" calcext:value-type="float">
            <text:p>0.000</text:p>
          </table:table-cell>
          <table:table-cell table:formula="of:=[.K6]*365" office:value-type="float" office:value="-829.773966666667" calcext:value-type="float">
            <text:p>-829.774</text:p>
          </table:table-cell>
        </table:table-row>
        <table:table-row table:style-name="ro1">
          <table:table-cell office:value-type="string" calcext:value-type="string">
            <text:p>Input Mass (kg)</text:p>
          </table:table-cell>
          <table:table-cell table:number-columns-repeated="2"/>
          <table:table-cell table:formula="of:=[.D7]*365" office:value-type="float" office:value="3000.66933908798" calcext:value-type="float">
            <text:p>3000.669</text:p>
          </table:table-cell>
          <table:table-cell table:formula="of:=[.E7]*365" office:value-type="float" office:value="0" calcext:value-type="float">
            <text:p>0.000</text:p>
          </table:table-cell>
          <table:table-cell table:formula="of:=[.F7]*365" office:value-type="float" office:value="864.887224132509" calcext:value-type="float">
            <text:p>864.887</text:p>
          </table:table-cell>
          <table:table-cell table:formula="of:=[.G7]*365" office:value-type="float" office:value="0" calcext:value-type="float">
            <text:p>0.000</text:p>
          </table:table-cell>
          <table:table-cell table:formula="of:=[.H7]*365" office:value-type="float" office:value="0" calcext:value-type="float">
            <text:p>0.000</text:p>
          </table:table-cell>
          <table:table-cell table:formula="of:=[.I7]*365" office:value-type="float" office:value="0" calcext:value-type="float">
            <text:p>0.000</text:p>
          </table:table-cell>
          <table:table-cell table:formula="of:=[.J7]*365" office:value-type="float" office:value="0" calcext:value-type="float">
            <text:p>0.000</text:p>
          </table:table-cell>
          <table:table-cell table:formula="of:=[.K7]*365" office:value-type="float" office:value="1999.29312153338" calcext:value-type="float">
            <text:p>1999.293</text:p>
          </table:table-cell>
        </table:table-row>
        <table:table-row table:style-name="ro1">
          <table:table-cell office:value-type="string" calcext:value-type="string">
            <text:p>Total Input Mass (kg)</text:p>
          </table:table-cell>
          <table:table-cell table:formula="of:=SUM([.D16:.K16])" office:value-type="float" office:value="5864.84968475387" calcext:value-type="float">
            <text:p>5864.84968475387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7">00/00/0000</text:date>, <text:time style:data-style-name="N2" text:time-value="12:36:06.90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1T18:25:47.459000000</meta:creation-date>
    <dc:date>2016-12-17T14:57:33.117000000</dc:date>
    <meta:editing-duration>P2DT5H51M17S</meta:editing-duration>
    <meta:editing-cycles>12</meta:editing-cycles>
    <meta:generator>LibreOffice/5.2.3.3$Windows_x86 LibreOffice_project/d54a8868f08a7b39642414cf2c8ef2f228f780cf</meta:generator>
    <meta:document-statistic meta:table-count="2" meta:cell-count="286" meta:object-count="0"/>
  </office:meta>
</office:document-meta>
</file>